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font-size="18pt" officeooo:paragraph-rsid="000dac8a" style:font-size-asian="18pt" style:font-size-complex="18pt"/>
    </style:style>
    <style:style style:name="P4" style:family="paragraph" style:parent-style-name="Standard">
      <style:text-properties fo:font-size="18pt" officeooo:paragraph-rsid="000d8f0c" style:font-size-asian="18pt" style:font-size-complex="18pt"/>
    </style:style>
    <style:style style:name="P5" style:family="paragraph" style:parent-style-name="Standard">
      <style:text-properties style:text-line-through-style="none" style:text-line-through-type="none" fo:font-size="18pt" style:font-size-asian="18pt" style:font-size-complex="1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"火星熔岩猫的假期生活"题解</text:p>
      <text:p text:style-name="P3"><text:tab/>关于所有g[i]相等的数据：</text:p>
      <text:p text:style-name="P3"><text:tab/><text:tab/>按顺序枚举即可。<text:tab/></text:p>
      <text:p text:style-name="P4"><text:tab/>对于10%的分数：</text:p>
      <text:p text:style-name="P2"><text:tab/><text:tab/>暴力枚举即可，复杂度为O(n!);</text:p>
      <text:p text:style-name="P2"><text:tab/>对于30%的数据：</text:p>
      <text:p text:style-name="P2"><text:tab/><text:tab/>使用费用流，将源点与m个点连流量为1费用为g[i]的边，将m个点向[li,ri]连流量为1，费用<text:tab/><text:tab/>为0的边，最后向汇点连流量为a[i]，费用为0的边。进行最小费用最大流即可。</text:p>
      <text:p text:style-name="P5"><text:tab/>对于50%的数据：</text:p>
      <text:p text:style-name="P5"><text:tab/><text:tab/>使用线段树优化建边即可。</text:p>
      <text:p text:style-name="P5"><text:tab/>对于70%的数据：</text:p>
      <text:p text:style-name="P5"><text:tab/><text:tab/>显然，我们可以进行贪心，将m个妹子按g[i]由大到小排序后，依次选取即可。因为若在最优<text:tab/><text:tab/>的方案中，有g[i]最大的妹子没有被选取，则可以选取g[i]最大的妹子，并放弃另一个妹子，这<text:tab/><text:tab/>样更优，所以如果g[i]最大的妹子可以被选取，则一定选取g[i]最大的妹子。同理易知，按照<text:tab/><text:tab/>g[i]从大到小排序并依次暴力计算是否可以选取即可，复杂度O(n^2)。</text:p>
      <text:p text:style-name="P5"><text:tab/>对于100%的数据：</text:p>
      <text:p text:style-name="P5"><text:tab/><text:tab/>贪心后用线段树优化检查即可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20:00:06.896269588</meta:creation-date>
    <dc:date>2019-10-07T20:34:03.252354472</dc:date>
    <meta:editing-duration>PT2M1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327" meta:character-count="408" meta:non-whitespace-character-count="381"/>
  </office:meta>
</office:document-meta>
</file>